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Lucidasans1" svg:font-family="Lucidasans"/>
    <style:font-face style:name="Bitstream Vera Sans1" svg:font-family="'Bitstream Vera Sans'" style:font-pitch="variable"/>
    <style:font-face style:name="Lucidasans" svg:font-family="Lucidasans" style:font-pitch="variable"/>
  </office:font-face-decls>
  <office:automatic-styles>
    <style:style style:name="P1" style:family="paragraph" style:parent-style-name="Standard">
      <style:text-properties fo:background-color="#2300dc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text should be white with blue background</text:p>
      <text:p text:style-name="P1"/>
      <text:p text:style-name="P2">this text should be bold</text:p>
      <text:p text:style-name="Standard"><text:tab/>← Tabulator</text:p>
      <text:p text:style-name="Standard"/>
      <text:p text:style-name="Standard">asdf</text:p>
      <text:p text:style-name="Standard"/>
      <text:p text:style-name="Standard">hallo kar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Lucidasans1" svg:font-family="Lucidasans"/>
    <style:font-face style:name="Bitstream Vera Sans1" svg:font-family="'Bitstream Vera Sans'" style:font-pitch="variable"/>
    <style:font-face style:name="Lucidasans" svg:font-family="Lucidasan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de" fo:country="AT" style:font-name-asian="Bitstream Vera Sans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itstream Vera Sans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ans"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990</meta:generator>
    <meta:initial-creator>Harald Atteneder</meta:initial-creator>
    <meta:creation-date>2006-05-30T20:15:29</meta:creation-date>
    <dc:date>2006-06-06T18:42:13</dc:date>
    <dc:language>de-AT</dc:language>
    <meta:editing-cycles>5</meta:editing-cycles>
    <meta:editing-duration>PT2M3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17" meta:character-count="97"/>
  </office:meta>
</office:document-meta>
</file>